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700000173C2F11499A25B8B4E.png" manifest:media-type="image/png"/>
  <manifest:file-entry manifest:full-path="Pictures/100002010000010800000161232570783D5EA968.png" manifest:media-type="image/png"/>
  <manifest:file-entry manifest:full-path="Pictures/100002010000011A000001768ECAB55269EB048B.png" manifest:media-type="image/png"/>
  <manifest:file-entry manifest:full-path="Pictures/100002010000010700000173AF847A4DB30B65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cm" draw:marker-start-width="0.345cm" draw:marker-end-width="0.3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cm" draw:marker-start-width="0.345cm" draw:marker-end-width="0.345cm" draw:textarea-horizontal-align="justify" draw:textarea-vertical-align="middle" draw:auto-grow-height="false" fo:min-height="0.691cm" fo:min-width="0.574cm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152cm" svg:height="2.822cm" svg:x="11.248cm" svg:y="9cm">
          <draw:image xlink:href="Pictures/100002010000011A000001768ECAB55269EB048B.png" xlink:type="simple" xlink:show="embed" xlink:actuate="onLoad">
            <text:p/>
          </draw:image>
        </draw:frame>
        <draw:frame draw:style-name="gr1" draw:text-style-name="P1" draw:layer="layout" svg:width="1.964cm" svg:height="2.74cm" svg:x="6.836cm" svg:y="9.082cm">
          <draw:image xlink:href="Pictures/100002010000010700000173AF847A4DB30B65CF.png" xlink:type="simple" xlink:show="embed" xlink:actuate="onLoad">
            <text:p/>
          </draw:image>
        </draw:frame>
        <draw:frame draw:style-name="gr1" draw:text-style-name="P1" draw:layer="layout" svg:width="2.078cm" svg:height="2.749cm" svg:x="8.922cm" svg:y="9.073cm">
          <draw:image xlink:href="Pictures/100002010000010800000161232570783D5EA968.png" xlink:type="simple" xlink:show="embed" xlink:actuate="onLoad">
            <text:p/>
          </draw:image>
        </draw:frame>
        <draw:frame draw:style-name="gr1" draw:text-style-name="P1" draw:layer="layout" svg:width="1.964cm" svg:height="2.74cm" svg:x="13.436cm" svg:y="9.082cm">
          <draw:image xlink:href="Pictures/100002010000010700000173C2F11499A25B8B4E.png" xlink:type="simple" xlink:show="embed" xlink:actuate="onLoad">
            <text:p/>
          </draw:image>
        </draw:frame>
        <draw:custom-shape draw:style-name="gr2" draw:text-style-name="P2" draw:layer="layout" svg:width="1.56cm" svg:height="1.371cm" svg:x="10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cm" svg:y1="9cm" svg:x2="10.2cm" svg:y2="5.8cm">
          <text:p/>
        </draw:line>
        <draw:line draw:style-name="gr3" draw:text-style-name="P3" draw:layer="layout" svg:x1="10.1cm" svg:y1="9cm" svg:x2="10.8cm" svg:y2="6cm">
          <text:p/>
        </draw:line>
        <draw:line draw:style-name="gr3" draw:text-style-name="P3" draw:layer="layout" svg:x1="12.3cm" svg:y1="8.8cm" svg:x2="11.4cm" svg:y2="6cm">
          <text:p/>
        </draw:line>
        <draw:line draw:style-name="gr3" draw:text-style-name="P3" draw:layer="layout" svg:x1="14.25cm" svg:y1="9cm" svg:x2="11.8cm" svg:y2="5.8cm">
          <text:p/>
        </draw:line>
        <draw:line draw:style-name="gr4" draw:text-style-name="P3" draw:layer="layout" svg:x1="6cm" svg:y1="12cm" svg:x2="16cm" svg:y2="12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11T18:09:28.753893154</meta:creation-date>
    <dc:date>2018-02-11T21:47:29.662659218</dc:date>
    <dc:creator>Dennis Schulmeister-Zimolong</dc:creator>
    <meta:editing-duration>PT9M10S</meta:editing-duration>
    <meta:editing-cycles>6</meta:editing-cycles>
    <meta:generator>LibreOffice/5.4.4.2$Linux_X86_64 LibreOffice_project/40m0$Build-2</meta:generator>
    <meta:document-statistic meta:object-count="33"/>
  </office:meta>
</office:document-meta>
</file>